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4e0" officeooo:paragraph-rsid="0016436c"/>
    </style:style>
    <style:style style:name="P2" style:family="paragraph" style:parent-style-name="Standard">
      <style:text-properties officeooo:rsid="000e5abe" officeooo:paragraph-rsid="0016436c"/>
    </style:style>
    <style:style style:name="P3" style:family="paragraph" style:parent-style-name="Standard">
      <style:text-properties officeooo:rsid="00101678" officeooo:paragraph-rsid="0016436c"/>
    </style:style>
    <style:style style:name="T1" style:family="text">
      <style:text-properties officeooo:rsid="000e39e5"/>
    </style:style>
    <style:style style:name="T2" style:family="text">
      <style:text-properties officeooo:rsid="0016436c"/>
    </style:style>
    <style:style style:name="T3" style:family="text">
      <style:text-properties officeooo:rsid="0017f40f"/>
    </style:style>
    <style:style style:name="T4" style:family="text">
      <style:text-properties officeooo:rsid="001941cc"/>
    </style:style>
    <style:style style:name="T5" style:family="text">
      <style:text-properties officeooo:rsid="001b0a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chitecture: ResNet Architecture with Batch Normalisation</text:p>
      <text:p text:style-name="P2">Feature scaling: <text:span text:style-name="T1">Standard(Gaussian)</text:span> scaling <text:span text:style-name="T2">is fit on training dataset and transform on testing dataset using the same mean and variance</text:span></text:p>
      <text:p text:style-name="P2">Activation function: ReLU in all layers</text:p>
      <text:p text:style-name="P3">Constant learning rate <text:span text:style-name="T3">of 0.1</text:span></text:p>
      <text:p text:style-name="P1">Loss after reverse_transform: <text:span text:style-name="T4">83 000</text:span></text:p>
      <text:p text:style-name="P1"/>
      <text:p text:style-name="P2">Architecture: ResNet Architecture with Batch Normalisation</text:p>
      <text:p text:style-name="P2">Feature scaling: <text:span text:style-name="T1">Standard(Gaussian)</text:span> scaling on training and testing datasets separately </text:p>
      <text:p text:style-name="P2">Activation function: ReLU in all layers</text:p>
      <text:p text:style-name="P3">Adaptive learning rate</text:p>
      <text:p text:style-name="P1">Loss after reverse_transform: <text:span text:style-name="T5">89 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2:36:02.687848559</meta:creation-date>
    <dc:date>2019-10-16T23:48:23.640873245</dc:date>
    <meta:editing-duration>PT42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72" meta:character-count="541" meta:non-whitespace-character-count="478"/>
  </office:meta>
</office:document-meta>
</file>